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margin-bottom="0.0972in" fo:line-height="115%"/>
      <style:text-properties style:font-name="Segoe UI" style:font-name-asian="Segoe UI" style:font-name-complex="Segoe UI" fo:font-size="11pt" style:font-size-asian="11pt"/>
    </style:style>
    <style:style style:name="P2" style:parent-style-name="Standard" style:family="paragraph">
      <style:paragraph-properties fo:margin-bottom="0.0972in" fo:line-height="115%"/>
      <style:text-properties style:font-name="Segoe UI" style:font-name-asian="Segoe UI" style:font-name-complex="Segoe UI" fo:font-size="11pt" style:font-size-asian="11pt"/>
    </style:style>
    <style:style style:name="P3" style:parent-style-name="Standard" style:family="paragraph">
      <style:paragraph-properties fo:margin-bottom="0.0972in" fo:line-height="115%"/>
      <style:text-properties style:font-name="Segoe UI" style:font-name-asian="Segoe UI" style:font-name-complex="Segoe UI" fo:font-size="11pt" style:font-size-asian="11pt"/>
    </style:style>
    <style:style style:name="P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6" style:parent-style-name="Standard" style:family="paragraph">
      <style:paragraph-properties fo:margin-bottom="0.1388in" fo:line-height="115%"/>
    </style:style>
    <style:style style:name="T7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8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9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T10" style:parent-style-name="DefaultParagraphFont" style:family="text">
      <style:text-properties style:font-name-asian="Calibri" style:font-name-complex="Calibri" style:use-window-font-color="true" fo:font-size="11pt" style:font-size-asian="11pt"/>
    </style:style>
    <style:style style:name="P1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1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2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0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1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2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3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4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5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6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7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8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  <style:style style:name="P39" style:parent-style-name="Standard" style:family="paragraph">
      <style:paragraph-properties fo:margin-bottom="0.1388in" fo:line-height="115%"/>
      <style:text-properties style:font-name-asian="Calibri" style:font-name-complex="Calibri" style:use-window-font-color="true" fo:font-size="11pt" style:font-size-asian="11pt"/>
    </style:style>
  </office:automatic-styles>
  <office:body>
    <office:text text:use-soft-page-breaks="true">
      <text:p text:style-name="P1">In this Text file please ONLY answer the following questions to contribute to Hacktoberfest 2021 and to make a Pull Request.</text:p>
      <text:p text:style-name="P2"/>
      <text:p text:style-name="P3">Note: These are very easy questions and for beginners in Open source community.</text:p>
      <text:p text:style-name="P4"/>
      <text:p text:style-name="P5">Q 1: What is<text:s/>JavaScript ?</text:p>
      <text:p text:style-name="P6"><text:span text:style-name="T7">Ans:</text:span><text:span text:style-name="T8"><text:s/></text:span><text:span text:style-name="T9">JavaScript is a text-based programming language used both on the client-side and server-side that allows you to make web pages interactive.</text:span><text:s/><text:span text:style-name="T10">Where HTML and CSS are languages that give structure and style to web pages, JavaScript gives web pages interactive elements that engage a user.</text:span></text:p>
      <text:p text:style-name="P11">Q 2 : Print sum of 2 numbers using console.log().</text:p>
      <text:p text:style-name="P12">Ans:</text:p>
      <text:p text:style-name="P13">Q 4 : How many ways are there to declare variable in JavaScript ?</text:p>
      <text:p text:style-name="P14">Ans :</text:p>
      <text:p text:style-name="P15">Q 5: Declare a variable in javaScript using let.</text:p>
      <text:p text:style-name="P16">Ans:</text:p>
      <text:p text:style-name="P17">Q 6 : How to add <text:s/>single comment in JavaScript ?</text:p>
      <text:p text:style-name="P18">Ans: //This is a comment.</text:p>
      <text:p text:style-name="P19">Q 7: How to create an Array of integers in JavaScript ?</text:p>
      <text:p text:style-name="P20">Ans:</text:p>
      <text:p text:style-name="P21">Q 8: How many data types are there in JavaScript ?</text:p>
      <text:p text:style-name="P22">Ans: 5</text:p>
      <text:p text:style-name="P23">Q 9: Why are loops used for in any programming <text:s/>language ?</text:p>
      <text:p text:style-name="P24">Ans:</text:p>
      <text:p text:style-name="P25">Q 10: Name different types of Loops in<text:s/>JavaScript ?</text:p>
      <text:p text:style-name="P26">Ans:</text:p>
      <text:p text:style-name="P27">Q 11: How to declare for loop in JavaScript ?</text:p>
      <text:p text:style-name="P28">Ans:</text:p>
      <text:p text:style-name="P29">Q 12: How many ways can you print output in JavaScript?</text:p>
      <text:soft-page-break/>
      <text:p text:style-name="P30">Ans:</text:p>
      <text:p text:style-name="P31">Q 13 : How to add Multi-Line Comments in JavaScript ?</text:p>
      <text:p text:style-name="P32">Ans:</text:p>
      <text:p text:style-name="P33">Q 14: <text:s/>How to select an element from HTML by ID using JavaScript ?<text:s/><text:s/></text:p>
      <text:p text:style-name="P34">Ans :</text:p>
      <text:p text:style-name="P35">Q 15: <text:s/>Write down JavaScript comparison operators ?</text:p>
      <text:p text:style-name="P36">Ans :</text:p>
      <text:p text:style-name="P37"/>
      <text:p text:style-name="P38"/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18SW01</dc:creator>
    <meta:creation-date>2021-10-03T08:30:00Z</meta:creation-date>
    <dc:date>2021-10-03T14:51:00Z</dc:date>
    <meta:template xlink:href="Normal" xlink:type="simple"/>
    <meta:editing-cycles>4</meta:editing-cycles>
    <meta:editing-duration>PT540S</meta:editing-duration>
    <meta:document-statistic meta:page-count="2" meta:paragraph-count="2" meta:word-count="197" meta:character-count="1324" meta:row-count="9" meta:non-whitespace-character-count="1129"/>
  </office:meta>
</office:document-meta>
</file>